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9.205cm" fo:margin-left="-1.408cm" table:align="left" style:writing-mode="lr-tb"/>
    </style:style>
    <style:style style:name="Tableau2.A" style:family="table-column">
      <style:table-column-properties style:column-width="9.915cm"/>
    </style:style>
    <style:style style:name="Tableau2.B" style:family="table-column">
      <style:table-column-properties style:column-width="9.2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4cm" table:align="margins" style:writing-mode="lr-tb"/>
    </style:style>
    <style:style style:name="Tableau3.A" style:family="table-column">
      <style:table-column-properties style:column-width="8.502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4cm" table:align="margins" style:writing-mode="lr-tb"/>
    </style:style>
    <style:style style:name="Tableau4.A" style:family="table-column">
      <style:table-column-properties style:column-width="8.502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4cm" table:align="margins" style:writing-mode="lr-tb"/>
    </style:style>
    <style:style style:name="Tableau5.A" style:family="table-column">
      <style:table-column-properties style:column-width="8.502cm" style:rel-column-width="32767*"/>
    </style:style>
    <style:style style:name="Tableau5.B" style:family="table-column">
      <style:table-column-properties style:column-width="8.502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4cm" table:align="margins" style:writing-mode="lr-tb"/>
    </style:style>
    <style:style style:name="Tableau6.A" style:family="table-column">
      <style:table-column-properties style:column-width="8.502cm" style:rel-column-width="32767*"/>
    </style:style>
    <style:style style:name="Tableau6.B" style:family="table-column">
      <style:table-column-properties style:column-width="8.502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4cm" table:align="margins" style:writing-mode="lr-tb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2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4cm" table:align="margins" style:writing-mode="lr-tb"/>
    </style:style>
    <style:style style:name="Tableau8.A" style:family="table-column">
      <style:table-column-properties style:column-width="8.502cm" style:rel-column-width="32767*"/>
    </style:style>
    <style:style style:name="Tableau8.B" style:family="table-column">
      <style:table-column-properties style:column-width="8.502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4cm" table:align="margins" style:writing-mode="lr-tb"/>
    </style:style>
    <style:style style:name="Tableau9.A" style:family="table-column">
      <style:table-column-properties style:column-width="8.502cm" style:rel-column-width="32767*"/>
    </style:style>
    <style:style style:name="Tableau9.B" style:family="table-column">
      <style:table-column-properties style:column-width="8.502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4cm" table:align="margins" style:writing-mode="lr-tb"/>
    </style:style>
    <style:style style:name="Tableau10.A" style:family="table-column">
      <style:table-column-properties style:column-width="8.502cm" style:rel-column-width="32767*"/>
    </style:style>
    <style:style style:name="Tableau10.B" style:family="table-column">
      <style:table-column-properties style:column-width="8.502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04cm" table:align="margins" style:writing-mode="lr-tb"/>
    </style:style>
    <style:style style:name="Tableau11.A" style:family="table-column">
      <style:table-column-properties style:column-width="8.502cm" style:rel-column-width="32767*"/>
    </style:style>
    <style:style style:name="Tableau11.B" style:family="table-column">
      <style:table-column-properties style:column-width="8.502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205cm" fo:margin-left="-1.408cm" table:align="left" style:writing-mode="lr-tb"/>
    </style:style>
    <style:style style:name="Tableau1.A" style:family="table-column">
      <style:table-column-properties style:column-width="5.808cm"/>
    </style:style>
    <style:style style:name="Tableau1.B" style:family="table-column">
      <style:table-column-properties style:column-width="13.3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.397cm" fo:margin-left="-1.393cm" table:align="left" style:writing-mode="lr-tb"/>
    </style:style>
    <style:style style:name="Tableau12.A" style:family="table-column">
      <style:table-column-properties style:column-width="3.598cm"/>
    </style:style>
    <style:style style:name="Tableau12.B" style:family="table-column">
      <style:table-column-properties style:column-width="14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1472fd3" officeooo:paragraph-rsid="01472fd3"/>
    </style:style>
    <style:style style:name="P3" style:family="paragraph" style:parent-style-name="Standard">
      <style:paragraph-properties fo:margin-top="0cm" fo:margin-bottom="0cm" loext:contextual-spacing="false"/>
      <style:text-properties style:font-name="sans-serif" fo:font-size="10.800000190734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1" fo:font-size="20pt" fo:font-weight="normal" officeooo:rsid="017aa5ac" officeooo:paragraph-rsid="01466ec0" style:font-size-asian="20pt" style:font-weight-asian="normal" style:font-name-complex="Times New Roman" style:font-size-complex="20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officeooo:paragraph-rsid="0144ba4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officeooo:paragraph-rsid="01792700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solid" style:text-underline-width="auto" style:text-underline-color="font-color" fo:font-weight="bold" officeooo:paragraph-rsid="0144ba42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90dbfb" officeooo:paragraph-rsid="017b35fe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1792700"/>
    </style:style>
    <style:style style:name="P10" style:family="paragraph" style:parent-style-name="Standard">
      <style:paragraph-properties fo:margin-top="0cm" fo:margin-bottom="0cm" loext:contextual-spacing="false"/>
      <style:text-properties officeooo:rsid="0190dbfb" officeooo:paragraph-rsid="017cddff"/>
    </style:style>
    <style:style style:name="P11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/>
    </style:style>
    <style:style style:name="P12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paragraph-rsid="014d91d1"/>
    </style:style>
    <style:style style:name="P13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5ae717" officeooo:paragraph-rsid="015ae717"/>
    </style:style>
    <style:style style:name="P14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6e1f6b" officeooo:paragraph-rsid="016e1f6b"/>
    </style:style>
    <style:style style:name="P15" style:family="paragraph" style:parent-style-name="Standard">
      <style:paragraph-properties fo:margin-top="0cm" fo:margin-bottom="0cm" loext:contextual-spacing="false" style:writing-mode="lr-tb"/>
      <style:text-properties style:font-name="sans-serif" fo:font-size="10.8000001907349pt" officeooo:rsid="01707d6e" officeooo:paragraph-rsid="01707d6e"/>
    </style:style>
    <style:style style:name="P16" style:family="paragraph" style:parent-style-name="Table_20_Contents">
      <style:paragraph-properties fo:margin-top="0cm" fo:margin-bottom="0cm" loext:contextual-spacing="false"/>
    </style:style>
    <style:style style:name="P17" style:family="paragraph" style:parent-style-name="Table_20_Contents">
      <style:paragraph-properties fo:margin-top="0cm" fo:margin-bottom="0cm" loext:contextual-spacing="false"/>
      <style:text-properties officeooo:paragraph-rsid="014a89c5"/>
    </style:style>
    <style:style style:name="P18" style:family="paragraph" style:parent-style-name="Table_20_Contents">
      <style:paragraph-properties fo:margin-top="0cm" fo:margin-bottom="0cm" loext:contextual-spacing="false"/>
      <style:text-properties officeooo:paragraph-rsid="015d6d7b"/>
    </style:style>
    <style:style style:name="P19" style:family="paragraph" style:parent-style-name="Table_20_Contents">
      <style:paragraph-properties fo:margin-top="0cm" fo:margin-bottom="0cm" loext:contextual-spacing="false"/>
      <style:text-properties officeooo:paragraph-rsid="015f0195"/>
    </style:style>
    <style:style style:name="P20" style:family="paragraph" style:parent-style-name="Table_20_Contents">
      <style:paragraph-properties fo:margin-top="0cm" fo:margin-bottom="0cm" loext:contextual-spacing="false"/>
      <style:text-properties officeooo:paragraph-rsid="0160945c"/>
    </style:style>
    <style:style style:name="P21" style:family="paragraph" style:parent-style-name="Table_20_Contents">
      <style:paragraph-properties fo:margin-top="0cm" fo:margin-bottom="0cm" loext:contextual-spacing="false"/>
      <style:text-properties officeooo:paragraph-rsid="01609591"/>
    </style:style>
    <style:style style:name="P22" style:family="paragraph" style:parent-style-name="Table_20_Contents">
      <style:paragraph-properties fo:margin-top="0cm" fo:margin-bottom="0cm" loext:contextual-spacing="false"/>
      <style:text-properties officeooo:paragraph-rsid="016606b0"/>
    </style:style>
    <style:style style:name="P23" style:family="paragraph" style:parent-style-name="Table_20_Contents">
      <style:paragraph-properties fo:margin-top="0cm" fo:margin-bottom="0cm" loext:contextual-spacing="false"/>
      <style:text-properties officeooo:paragraph-rsid="016aa400"/>
    </style:style>
    <style:style style:name="P24" style:family="paragraph" style:parent-style-name="Table_20_Contents">
      <style:paragraph-properties fo:margin-top="0cm" fo:margin-bottom="0cm" loext:contextual-spacing="false"/>
      <style:text-properties fo:font-size="10.8000001907349pt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8000001907349pt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8000001907349pt" officeooo:paragraph-rsid="016eda33"/>
    </style:style>
    <style:style style:name="P27" style:family="paragraph" style:parent-style-name="Table_20_Contents">
      <style:paragraph-properties fo:margin-top="0cm" fo:margin-bottom="0cm" loext:contextual-spacing="false"/>
      <style:text-properties fo:font-size="10.8000001907349pt" officeooo:rsid="01764414" officeooo:paragraph-rsid="01764414"/>
    </style:style>
    <style:style style:name="P28" style:family="paragraph" style:parent-style-name="Table_20_Contents">
      <style:paragraph-properties fo:margin-top="0cm" fo:margin-bottom="0cm" loext:contextual-spacing="false"/>
      <style:text-properties officeooo:paragraph-rsid="01792700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fo:font-weight="bold" officeooo:paragraph-rsid="014d91d1" style:font-weight-asian="bold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officeooo:rsid="016d6faa" officeooo:paragraph-rsid="016d6faa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reak-before="page" style:writing-mode="lr-tb"/>
      <style:text-properties style:font-name="sans-serif" fo:font-size="10.8000001907349pt" officeooo:rsid="017769ef" officeooo:paragraph-rsid="017769ef"/>
    </style:style>
    <style:style style:name="P32" style:family="paragraph" style:parent-style-name="Standard">
      <style:paragraph-properties fo:break-before="page" style:writing-mode="lr-tb"/>
      <style:text-properties fo:color="#ff0000" style:font-name="Calibri1" fo:font-size="26pt" fo:font-weight="bold" officeooo:paragraph-rsid="014d91d1" style:font-size-asian="26pt" style:font-weight-asian="bold" style:font-name-complex="Times New Roman" style:font-size-complex="26pt" style:font-weight-complex="bold"/>
    </style:style>
    <style:style style:name="P3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Calibri1" fo:font-size="20pt" fo:font-weight="normal" officeooo:paragraph-rsid="01466ec0" style:font-size-asian="20pt" style:font-weight-asian="normal" style:font-name-complex="Times New Roman" style:font-size-complex="20pt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7b35fe" officeooo:paragraph-rsid="017b35fe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7dfc4a" officeooo:paragraph-rsid="017dfc4a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color="#538135" style:font-name="Calibri1" fo:font-size="12pt" style:text-underline-style="none" fo:font-weight="normal" officeooo:rsid="018edfac" officeooo:paragraph-rsid="018edfac" style:font-name-asian="SimSun" style:font-size-asian="12pt" style:language-asian="en" style:country-asian="US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fo:color="#538135" style:font-name="Calibri1" fo:font-size="12pt" style:text-underline-style="solid" style:text-underline-width="auto" style:text-underline-color="font-color" fo:font-weight="bold" officeooo:paragraph-rsid="0186bb80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Calibri1" fo:font-size="12pt" style:text-underline-style="solid" style:text-underline-width="auto" style:text-underline-color="font-color" fo:font-weight="normal" officeooo:rsid="017dfc4a" officeooo:paragraph-rsid="0183d379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Calibri1" fo:font-size="11pt" officeooo:rsid="01889044" officeooo:paragraph-rsid="018aa896" style:font-name-asian="SimSun" style:font-size-asian="11pt" style:language-asian="en" style:country-asian="US" style:font-name-complex="Calibri2" style:font-size-complex="11pt"/>
    </style:style>
    <style:style style:name="P40" style:family="paragraph" style:parent-style-name="Standard">
      <style:paragraph-properties fo:margin-top="0cm" fo:margin-bottom="0cm" loext:contextual-spacing="false"/>
      <style:text-properties style:font-name="sans-serif" fo:font-size="10.8000001907349pt" officeooo:paragraph-rsid="018419ea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18419ea"/>
    </style:style>
    <style:style style:name="P42" style:family="paragraph" style:parent-style-name="Standard">
      <style:paragraph-properties fo:margin-top="0cm" fo:margin-bottom="0cm" loext:contextual-spacing="false"/>
      <style:text-properties officeooo:rsid="0186bb80" officeooo:paragraph-rsid="0186bb80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1" fo:font-size="11pt" officeooo:paragraph-rsid="01889044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1" fo:font-size="11pt" officeooo:rsid="01889044" officeooo:paragraph-rsid="0188b254" style:font-name-asian="SimSun" style:font-size-asian="11pt" style:language-asian="en" style:country-asian="US" style:font-name-complex="Calibri2" style:font-size-complex="11pt"/>
    </style:style>
    <style:style style:name="P45" style:family="paragraph" style:parent-style-name="Standard">
      <style:paragraph-properties fo:margin-top="0cm" fo:margin-bottom="0cm" loext:contextual-spacing="false"/>
      <style:text-properties officeooo:rsid="0188b254" officeooo:paragraph-rsid="0188b254"/>
    </style:style>
    <style:style style:name="P46" style:family="paragraph" style:parent-style-name="Standard" style:list-style-name="L2">
      <style:paragraph-properties fo:margin-top="0cm" fo:margin-bottom="0cm" loext:contextual-spacing="false"/>
      <style:text-properties officeooo:rsid="018c9b06" officeooo:paragraph-rsid="018c9b06"/>
    </style:style>
    <style:style style:name="P47" style:family="paragraph" style:parent-style-name="Standard" style:list-style-name="L2">
      <style:paragraph-properties fo:margin-top="0cm" fo:margin-bottom="0cm" loext:contextual-spacing="false"/>
      <style:text-properties officeooo:rsid="018cee4d" officeooo:paragraph-rsid="018cee4d"/>
    </style:style>
    <style:style style:name="P48" style:family="paragraph" style:parent-style-name="Standard" style:list-style-name="L2">
      <style:paragraph-properties fo:margin-top="0cm" fo:margin-bottom="0cm" loext:contextual-spacing="false"/>
      <style:text-properties officeooo:rsid="018f4abb" officeooo:paragraph-rsid="018f4abb"/>
    </style:style>
    <style:style style:name="P49" style:family="paragraph" style:parent-style-name="Standard" style:list-style-name="L2">
      <style:paragraph-properties fo:margin-top="0cm" fo:margin-bottom="0cm" loext:contextual-spacing="false"/>
      <style:text-properties officeooo:rsid="0190e293" officeooo:paragraph-rsid="0190e293"/>
    </style:style>
    <style:style style:name="P50" style:family="paragraph" style:parent-style-name="Standard" style:list-style-name="L2">
      <style:paragraph-properties fo:margin-top="0cm" fo:margin-bottom="0cm" loext:contextual-spacing="false"/>
      <style:text-properties officeooo:rsid="019345dc" officeooo:paragraph-rsid="019345dc"/>
    </style:style>
    <style:style style:name="P51" style:family="paragraph" style:parent-style-name="Standard">
      <style:paragraph-properties fo:margin-top="0cm" fo:margin-bottom="0cm" loext:contextual-spacing="false" fo:break-before="page"/>
      <style:text-properties officeooo:paragraph-rsid="0183d379"/>
    </style:style>
    <style:style style:name="P52" style:family="paragraph" style:parent-style-name="Table_20_Contents">
      <style:paragraph-properties fo:margin-top="0cm" fo:margin-bottom="0cm" loext:contextual-spacing="false"/>
    </style:style>
    <style:style style:name="P53" style:family="paragraph" style:parent-style-name="Table_20_Contents">
      <style:paragraph-properties fo:margin-top="0cm" fo:margin-bottom="0cm" loext:contextual-spacing="false"/>
      <style:text-properties officeooo:paragraph-rsid="017dfc4a"/>
    </style:style>
    <style:style style:name="P54" style:family="paragraph" style:parent-style-name="Table_20_Contents">
      <style:paragraph-properties fo:margin-top="0cm" fo:margin-bottom="0cm" loext:contextual-spacing="false"/>
      <style:text-properties officeooo:paragraph-rsid="017e2359"/>
    </style:style>
    <style:style style:name="P55" style:family="paragraph" style:parent-style-name="Table_20_Contents">
      <style:paragraph-properties fo:margin-top="0cm" fo:margin-bottom="0cm" loext:contextual-spacing="false"/>
      <style:text-properties officeooo:paragraph-rsid="018419ea"/>
    </style:style>
    <style:style style:name="T1" style:family="text">
      <style:text-properties officeooo:rsid="01459734"/>
    </style:style>
    <style:style style:name="T2" style:family="text">
      <style:text-properties officeooo:rsid="017aa5ac"/>
    </style:style>
    <style:style style:name="T3" style:family="text">
      <style:text-properties officeooo:rsid="0148baef"/>
    </style:style>
    <style:style style:name="T4" style:family="text">
      <style:text-properties style:font-name="monospace" fo:font-size="12pt"/>
    </style:style>
    <style:style style:name="T5" style:family="text">
      <style:text-properties style:font-name="sans-serif" fo:font-size="10.8000001907349pt"/>
    </style:style>
    <style:style style:name="T6" style:family="text">
      <style:text-properties style:font-name="sans-serif" fo:font-size="10.8000001907349pt" officeooo:rsid="014a89c5"/>
    </style:style>
    <style:style style:name="T7" style:family="text">
      <style:text-properties style:font-name="sans-serif" fo:font-size="6.59999990463257pt"/>
    </style:style>
    <style:style style:name="T8" style:family="text">
      <style:text-properties officeooo:rsid="014a89c5"/>
    </style:style>
    <style:style style:name="T9" style:family="text">
      <style:text-properties officeooo:rsid="015f0195"/>
    </style:style>
    <style:style style:name="T10" style:family="text">
      <style:text-properties officeooo:rsid="0171ece6"/>
    </style:style>
    <style:style style:name="T11" style:family="text">
      <style:text-properties officeooo:rsid="0179a28a"/>
    </style:style>
    <style:style style:name="T12" style:family="text">
      <style:text-properties fo:color="#538135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3" style:family="text">
      <style:text-properties fo:color="#538135" style:font-name="Calibri1" fo:font-size="12pt" style:text-underline-style="solid" style:text-underline-width="auto" style:text-underline-color="font-color" fo:font-weight="bold" officeooo:rsid="0179a28a" style:font-size-asian="12pt" style:font-weight-asian="bold" style:font-name-complex="Times New Roman" style:font-size-complex="12pt"/>
    </style:style>
    <style:style style:name="T14" style:family="text">
      <style:text-properties fo:color="#538135" style:font-name="Calibri1" fo:font-size="12pt" style:text-underline-style="solid" style:text-underline-width="auto" style:text-underline-color="font-color" fo:font-weight="bold" officeooo:rsid="0183d379" style:font-name-asian="SimSun" style:font-size-asian="12pt" style:language-asian="en" style:country-asian="US" style:font-weight-asian="bold" style:font-name-complex="Times New Roman" style:font-size-complex="12pt"/>
    </style:style>
    <style:style style:name="T15" style:family="text">
      <style:text-properties fo:color="#538135" style:font-name="Calibri1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538135" style:font-name="Calibri1" fo:font-size="12pt" style:text-underline-style="none" fo:font-weight="normal" officeooo:rsid="017b35fe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color="#538135" style:font-name="Calibri1" fo:font-size="12pt" style:text-underline-style="none" fo:font-weight="normal" officeooo:rsid="019168ee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538135"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ize="12pt"/>
    </style:style>
    <style:style style:name="T21" style:family="text">
      <style:text-properties fo:font-size="10.800000190734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Progressio</text:span><text:span text:style-name="T2">n </text:span></text:p>
      <text:p text:style-name="P4">Enseignement scientifique</text:p>
      <text:p text:style-name="P2">Mesures et incertitudes</text:p>
      <table:table table:name="Tableau2" table:style-name="Tableau2">
        <table:table-column table:style-name="Tableau2.A"/>
        <table:table-column table:style-name="Tableau2.B"/>
        <table:table-row table:style-name="TableLine94463217318240">
          <table:table-cell table:style-name="Tableau2.A1" office:value-type="string">
            <text:p text:style-name="P16">Notions et contenu</text:p>
          </table:table-cell>
          <table:table-cell table:style-name="Tableau2.B1" office:value-type="string">
            <text:p text:style-name="P16">Capacités exigibles</text:p>
          </table:table-cell>
        </table:table-row>
        <table:table-row table:style-name="TableLine94463217409680">
          <table:table-cell table:style-name="Tableau2.A2" office:value-type="string">
            <text:p text:style-name="P16">Grandeurs et unités.</text:p>
            <text:p text:style-name="P16">Système international d’unités.</text:p>
          </table:table-cell>
          <table:table-cell table:style-name="Tableau2.B2" office:value-type="string">
            <text:p text:style-name="P16">- Distinguer les notions de grandeur, valeur et unité.</text:p>
            <text:p text:style-name="P16">- Citer les sept unités de base du système international.</text:p>
          </table:table-cell>
        </table:table-row>
        <table:table-row table:style-name="TableLine94463217410560">
          <table:table-cell table:style-name="Tableau2.A2" office:value-type="string">
            <text:p text:style-name="P16">Sources d’erreurs.</text:p>
            <text:p text:style-name="P16"/>
            <text:p text:style-name="P16">Variabilité de la mesure d’une grandeur physique.</text:p>
            <text:p text:style-name="P16"/>
            <text:p text:style-name="P16">Justesse et fidélité.</text:p>
            <text:p text:style-name="P16"/>
            <text:p text:style-name="P16">Dispersion des mesures, incertitude-type sur une série de mesures.</text:p>
            <text:p text:style-name="P16"/>
            <text:p text:style-name="P16">Écriture d’un résultat.</text:p>
            <text:p text:style-name="P16"/>
            <text:p text:style-name="P16">Valeur de référence.</text:p>
          </table:table-cell>
          <table:table-cell table:style-name="Tableau2.B2" office:value-type="string">
            <text:p text:style-name="P16">- Identifier les principales sources d’erreurs lors <text:span text:style-name="T3">d’une mesure</text:span></text:p>
            <text:p text:style-name="P1"><text:bookmark text:name="page9R_mcid20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</text:span><text:line-break/><text:span text:style-name="T5">fidélité.</text:span><text:bookmark text:name="page9R_mcid2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"/><text:line-break/><text:span text:style-name="T4">-</text:span> <text:span text:style-name="T5">Estimer une incertitude-type sur une mesure unique.</text:span><text:bookmark text:name="page9R_mcid23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</text:span><text:line-break/><text:span text:style-name="T5">d’autre part.</text:span></text:p>
          </table:table-cell>
        </table:table-row>
      </table:table>
      <text:p text:style-name="P1"/>
      <text:p text:style-name="P11"/>
      <text:p text:style-name="P30">Énergie</text:p>
      <text:p text:style-name="P11">L’énergie et ses enjeux</text:p>
      <table:table table:name="Tableau3" table:style-name="Tableau3">
        <table:table-column table:style-name="Tableau3.A"/>
        <table:table-column table:style-name="Tableau3.B"/>
        <table:table-row table:style-name="TableLine94463217412560">
          <table:table-cell table:style-name="Tableau3.A1" office:value-type="string">
            <text:p text:style-name="P3"><text:bookmark text:name="page11R_mcid5"/>Formes d’énergie.</text:p>
          </table:table-cell>
          <table:table-cell table:style-name="Tableau3.B1" office:value-type="string">
            <text:p text:style-name="P1"><text:bookmark text:name="page11R_mcid6"/><text:span text:style-name="T4">-</text:span> <text:span text:style-name="T5">Citer les différentes formes d’énergie utilisées dans les</text:span><text:line-break/><text:span text:style-name="T5">domaines de la vie courante, de la production et des</text:span><text:line-break/><text:span text:style-name="T5">services.</text:span><text:bookmark text:name="page11R_mcid7"/><text:line-break/><text:span text:style-name="T4">-</text:span> <text:span text:style-name="T5">Distinguer les formes d’énergie</text:span> <text:span text:style-name="T5">des différentes sources</text:span><text:line-break/><text:span text:style-name="T5">d’énergie associées.</text:span></text:p>
          </table:table-cell>
        </table:table-row>
        <table:table-row table:style-name="TableLine94463217377888">
          <table:table-cell table:style-name="Tableau3.A2" office:value-type="string">
            <text:p text:style-name="P3"><text:bookmark text:name="page11R_mcid9"/>Énergie et puissance.</text:p>
          </table:table-cell>
          <table:table-cell table:style-name="Tableau3.B2" office:value-type="string">
            <text:p text:style-name="P1"><text:bookmark text:name="page11R_mcid10"/><text:span text:style-name="T4">-</text:span> <text:span text:style-name="T5">Énoncer et exploiter la relation entre puissance, énergie</text:span><text:line-break/><text:span text:style-name="T5">et durée.</text:span><text:bookmark text:name="page11R_mcid11"/><text:line-break/><text:span text:style-name="T4">-</text:span> <text:span text:style-name="T5">Évaluer et</text:span> <text:span text:style-name="T5">citer</text:span> <text:span text:style-name="T5">des ordres de grandeur des puissances</text:span><text:line-break/><text:span text:style-name="T5">mises en jeu dans les secteurs de</text:span> <text:span text:style-name="T5">l’énergie, de</text:span> <text:span text:style-name="T5">l’habitat,</text:span><text:line-break/><text:span text:style-name="T5">des transports, des communications, etc.</text:span></text:p>
          </table:table-cell>
        </table:table-row>
        <table:table-row table:style-name="TableLine94463217432048">
          <table:table-cell table:style-name="Tableau3.A2" office:value-type="string">
            <text:p text:style-name="P1"><text:bookmark text:name="page11R_mcid13"/><text:span text:style-name="T5">Les conversions et les chaînes</text:span><text:line-break/><text:span text:style-name="T5">énergétiques.</text:span><text:bookmark text:name="page11R_mcid14"/><text:line-break/><text:span text:style-name="T5">Stockage de l’énergie.</text:span></text:p>
          </table:table-cell>
          <table:table-cell table:style-name="Tableau3.B2" office:value-type="string">
            <text:p text:style-name="P1"><text:bookmark text:name="page11R_mcid15"/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</text:span><text:line-break/><text:span text:style-name="T5">thermodynamique (conversions réalisées par une</text:span><text:line-break/><text:span text:style-name="T5">machine thermique),</text:span> <text:span text:style-name="T5">etc.</text:span><text:bookmark text:name="page11R_mcid16"/><text:line-break/><text:span text:style-name="T4">-</text:span> <text:span text:style-name="T5">Schématiser une chaîne énergétique ou une conversion</text:span><text:line-break/><text:span text:style-name="T5">d’énergie en distinguant formes d’énergie, sources</text:span><text:line-break/><text:span text:style-name="T5">d’énergie et convertisseurs.</text:span><text:bookmark text:name="page11R_mcid17"/><text:line-break/><text:span text:style-name="T4">-</text:span> <text:span text:style-name="T5">Évaluer ou mesurer une quantité d’énergie transférée,</text:span><text:line-break/><text:span text:style-name="T5">convertie ou stockée.</text:span></text:p>
          </table:table-cell>
        </table:table-row>
        <table:table-row table:style-name="TableLine94463217432640">
          <table:table-cell table:style-name="Tableau3.A2" office:value-type="string">
            <text:p text:style-name="P17"><text:span text:style-name="T8">P</text:span><text:bookmark text:name="page11R_mcid19"/><text:span text:style-name="T5">rincipe de la conservation de</text:span><text:line-break/><text:span text:style-name="T5">l’énergie. Rendement</text:span></text:p>
          </table:table-cell>
          <table:table-cell table:style-name="Tableau3.B2" office:value-type="string">
            <text:p text:style-name="P1"><text:bookmark text:name="page11R_mcid20"/><text:span text:style-name="T4">-</text:span> <text:span text:style-name="T5">Énoncer le principe de conservation de l’énergie pour un</text:span><text:line-break/><text:span text:style-name="T5">système isolé.</text:span><text:bookmark text:name="page11R_mcid21"/><text:line-break/><text:span text:style-name="T4">-</text:span> <text:span text:style-name="T5">Exploiter le principe de conservation de l’énergie pour</text:span><text:line-break/><text:span text:style-name="T5">réaliser un bilan énergétique et calculer un rendement</text:span><text:line-break/><text:span text:style-name="T5">pour une chaîne énergétique ou un convertisseur.</text:span><text:bookmark text:name="page11R_mcid22"/><text:line-break/><text:span text:style-name="T4">-</text:span> <text:span text:style-name="T5">Déterminer le rendement d’une chaîne énergétique ou</text:span><text:line-break/><text:span text:style-name="T5">d’un convertisseu</text:span><text:span text:style-name="T6">r</text:span></text:p>
          </table:table-cell>
        </table:table-row>
        <table:table-row table:style-name="TableLine94463217433232">
          <table:table-cell table:style-name="Tableau3.A2" office:value-type="string">
            <text:p text:style-name="P1"><text:bookmark text:name="page11R_mcid24"/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3.B2" office:value-type="string">
            <text:p text:style-name="P1"><text:bookmark text:name="page11R_mcid25"/><text:span text:style-name="T4">-</text:span> <text:span text:style-name="T5">Énoncer qu’une ressource d’énergie est qualifiée de</text:span><text:line-break/><text:span text:style-name="T5">«</text:span> <text:span text:style-name="T5">renouvelable</text:span> <text:span text:style-name="T5">»</text:span> <text:span text:style-name="T5">si son renouvellement naturel est</text:span><text:line-break/><text:soft-page-break/><text:span text:style-name="T5">assez rapide à l’échelle de temps d’une vie humaine.</text:span></text:p>
          </table:table-cell>
        </table:table-row>
      </table:table>
      <text:p text:style-name="P12"><text:bookmark text:name="page13R_mcid0"/>Énergie chimique</text:p>
      <table:table table:name="Tableau4" table:style-name="Tableau4">
        <table:table-column table:style-name="Tableau4.A"/>
        <table:table-column table:style-name="Tableau4.B"/>
        <table:table-row table:style-name="TableLine94463217434400">
          <table:table-cell table:style-name="Tableau4.A1" office:value-type="string">
            <text:p text:style-name="P1"><text:bookmark text:name="page13R_mcid4"/><text:span text:style-name="T5">Transformation chimique d’un</text:span><text:line-break/><text:span text:style-name="T5">système et conversion d’énergie</text:span><text:line-break/><text:span text:style-name="T5">associée</text:span> <text:span text:style-name="T5">;</text:span> <text:span text:style-name="T5">effets thermiques</text:span><text:line-break/><text:span text:style-name="T5">associés.</text:span></text:p>
          </table:table-cell>
          <table:table-cell table:style-name="Tableau4.B1" office:value-type="string">
            <text:p text:style-name="P1"><text:bookmark text:name="page13R_mcid5"/><text:span text:style-name="T4">-</text:span> <text:span text:style-name="T5">Identifier le système chimique.</text:span><text:bookmark text:name="page13R_mcid6"/><text:line-break/><text:span text:style-name="T4">-</text:span> <text:span text:style-name="T5">Identifier un effet thermique associé à la transformation</text:span><text:line-break/><text:span text:style-name="T5">chimique d’un système.</text:span><text:bookmark text:name="page13R_mcid7"/><text:line-break/><text:span text:style-name="T4">-</text:span> <text:span text:style-name="T5">Associer à une transformation</text:span> <text:span text:style-name="T5">chimique</text:span> <text:span text:style-name="T5">exothermique</text:span><text:line-break/><text:span text:style-name="T5">(endothermique) une diminution (augmentation)</text:span> <text:span text:style-name="T5">de</text:span><text:line-break/><text:span text:style-name="T5">l’énergie du système.</text:span></text:p>
          </table:table-cell>
        </table:table-row>
        <table:table-row table:style-name="TableLine94463217438656">
          <table:table-cell table:style-name="Tableau4.A2" office:value-type="string">
            <text:p text:style-name="P1"><text:bookmark text:name="page13R_mcid9"/><text:span text:style-name="T5">Un exemple de transformations</text:span><text:line-break/><text:span text:style-name="T5">exothermiques</text:span> <text:span text:style-name="T5">:</text:span> <text:span text:style-name="T5">les combustions.</text:span><text:bookmark text:name="page13R_mcid10"/><text:bookmark text:name="page13R_mcid11"/><text:line-break/><text:span text:style-name="T5">Pouvoir calorifique d’un</text:span><text:line-break/><text:span text:style-name="T5">combustible</text:span> <text:span text:style-name="T5">(en</text:span> <text:span text:style-name="T5">kJ.kg</text:span><text:span text:style-name="T7">-1</text:span><text:span text:style-name="T5">)</text:span><text:bookmark text:name="page13R_mcid12"/><text:bookmark text:name="page13R_mcid13"/><text:line-break/><text:span text:style-name="T5">Protection contre les risques liés</text:span><text:line-break/><text:span text:style-name="T5">aux combustions.</text:span></text:p>
          </table:table-cell>
          <table:table-cell table:style-name="Tableau4.B2" office:value-type="string">
            <text:p text:style-name="P1"><text:bookmark text:name="page13R_mcid14"/><text:span text:style-name="T4">-</text:span> <text:span text:style-name="T5">Identifier,</text:span> <text:span text:style-name="T5">dans une réaction de combustion,</text:span> <text:span text:style-name="T5">le</text:span><text:line-break/><text:span text:style-name="T5">combustible et</text:span> <text:span text:style-name="T5">le comburant.</text:span><text:bookmark text:name="page13R_mcid15"/><text:line-break/><text:span text:style-name="T4">-</text:span> <text:span text:style-name="T5">Identifier l’apport d’énergie nécessaire pour initier une</text:span><text:line-break/><text:span text:style-name="T5">combustion et interpréter l’auto-entretien de celle-ci.</text:span><text:bookmark text:name="page13R_mcid16"/><text:line-break/><text:span text:style-name="T4">-</text:span> <text:span text:style-name="T5">Comparer les pouvoirs calorifiques de différents</text:span><text:line-break/><text:span text:style-name="T5">combustibles.</text:span><text:bookmark text:name="page13R_mcid17"/><text:line-break/><text:span text:style-name="T4">-</text:span> <text:span text:style-name="T5">Mettre en œuvre une expérience pour déterminer le</text:span><text:line-break/><text:span text:style-name="T5">pouvoir calorifique d’un combustible.</text:span><text:bookmark text:name="page13R_mcid18"/><text:line-break/><text:span text:style-name="T4">-</text:span> <text:span text:style-name="T5">Citer les dangers liés aux combustions et les moyens de</text:span><text:line-break/><text:span text:style-name="T5">prévention et de protection associés.</text:span></text:p>
            <text:p text:style-name="P16"/>
          </table:table-cell>
        </table:table-row>
      </table:table>
      <text:p text:style-name="P12"><text:bookmark text:name="page13R_mcid26"/>Énergie électrique</text:p>
      <table:table table:name="Tableau5" table:style-name="Tableau5">
        <table:table-column table:style-name="Tableau5.A"/>
        <table:table-column table:style-name="Tableau5.B"/>
        <table:table-row table:style-name="TableLine94463217466688">
          <table:table-cell table:style-name="Tableau5.A1" office:value-type="string">
            <text:p text:style-name="P1"><text:bookmark text:name="page13R_mcid30"/><text:span text:style-name="T5">Circuit électrique</text:span> <text:span text:style-name="T5">:</text:span> <text:span text:style-name="T5">symboles et</text:span><text:line-break/><text:span text:style-name="T5">conventions générateur et</text:span><text:line-break/><text:span text:style-name="T5">récepteur.</text:span><text:bookmark text:name="page13R_mcid31"/><text:line-break/><text:span text:style-name="T5">Comportement générateur ou</text:span><text:line-break/><text:span text:style-name="T5">récepteur d’un dipôle.</text:span></text:p>
          </table:table-cell>
          <table:table-cell table:style-name="Tableau5.B1" office:value-type="string">
            <text:p text:style-name="P1"><text:bookmark text:name="page13R_mcid32"/><text:span text:style-name="T4">-</text:span> <text:span text:style-name="T5">Réaliser un circuit</text:span> <text:span text:style-name="T5">électrique à partir d’un schéma donné,</text:span><text:line-break/><text:span text:style-name="T5">et inversement, les symboles étant fournis.</text:span><text:bookmark text:name="page13R_mcid33"/><text:line-break/><text:span text:style-name="T4">-</text:span> <text:span text:style-name="T5">Représenter le branchement d’un ampèremètre, d’un</text:span><text:line-break/><text:span text:style-name="T5">voltmètre et d’un système d’acquisition ou</text:span> <text:span text:style-name="T5">d’un oscilloscope sur un schéma électrique.</text:span></text:p>
          </table:table-cell>
        </table:table-row>
        <table:table-row table:style-name="TableLine94463217495296">
          <table:table-cell table:style-name="Tableau5.A2" office:value-type="string">
            <text:p text:style-name="P1"><text:bookmark text:name="page15R_mcid0"/><text:span text:style-name="T5">Tension électrique, intensité</text:span><text:line-break/><text:span text:style-name="T5">électrique.</text:span><text:bookmark text:name="page15R_mcid1"/><text:line-break/><text:span text:style-name="T5">Grandeurs périodiques : valeur</text:span><text:line-break/><text:span text:style-name="T5">moyenne, valeur efficace,</text:span><text:line-break/><text:span text:style-name="T5">composante continue et</text:span><text:line-break/><text:span text:style-name="T5">composante alternative.</text:span><text:bookmark text:name="page15R_mcid2"/><text:line-break/><text:span text:style-name="T5">Grandeurs sinusoïdales.</text:span></text:p>
          </table:table-cell>
          <table:table-cell table:style-name="Tableau5.B2" office:value-type="string">
            <text:p text:style-name="P1"><text:bookmark text:name="page15R_mcid3"/><text:span text:style-name="T4">-</text:span> <text:span text:style-name="T5">Visualiser,</text:span> <text:span text:style-name="T5">à l’aide d’un système d’acquisition,</text:span> <text:span text:style-name="T5">des</text:span><text:line-break/><text:span text:style-name="T5">représentations temporelles d’une tension électrique</text:span><text:line-break/><text:span text:style-name="T5">périodique, d’un courant électrique périodique dans un</text:span><text:line-break/><text:span text:style-name="T5">circuit et en analyser les caractéristiques (période,</text:span><text:line-break/><text:span text:style-name="T5">fréquence, composantes continue et alternative).</text:span><text:bookmark text:name="page15R_mcid4"/><text:line-break/><text:span text:style-name="T4">-</text:span> <text:span text:style-name="T5">Choisir le réglage des appareils pour </text:span><text:soft-page-break/><text:span text:style-name="T5">mesurer une valeur</text:span><text:line-break/><text:span text:style-name="T5">moyenne ou une valeur efficace.</text:span><text:bookmark text:name="page15R_mcid5"/><text:line-break/><text:span text:style-name="T4">-</text:span> <text:span text:style-name="T5">Mesurer la valeur moyenne d’une tension électrique,</text:span><text:line-break/><text:span text:style-name="T5">d’une intensité électrique dans un circuit.</text:span><text:bookmark text:name="page15R_mcid6"/><text:line-break/><text:span text:style-name="T4">-</text:span> <text:span text:style-name="T5">Mesurer la valeur efficace d’une tension électrique, d’une</text:span><text:line-break/><text:span text:style-name="T5">intensité électrique dans un circuit.</text:span></text:p>
          </table:table-cell>
        </table:table-row>
        <table:table-row table:style-name="TableLine94463217496400">
          <table:table-cell table:style-name="Tableau5.A2" office:value-type="string">
            <text:p text:style-name="P3"><text:bookmark text:name="page15R_mcid8"/>Loi des mailles, loi des nœuds.</text:p>
          </table:table-cell>
          <table:table-cell table:style-name="Tableau5.B2" office:value-type="string">
            <text:p text:style-name="P1"><text:bookmark text:name="page15R_mcid9"/><text:span text:style-name="T4">-</text:span> <text:span text:style-name="T5">Utiliser les conventions d’orientation permettant</text:span><text:line-break/><text:span text:style-name="T5">d’algébriser tensions et intensités électriques.</text:span><text:bookmark text:name="page15R_mcid10"/><text:line-break/><text:span text:style-name="T4">-</text:span> <text:span text:style-name="T5">Utiliser la loi des nœuds et la loi des mailles dans un</text:span><text:line-break/><text:span text:style-name="T5">circuit comportant trois mailles au plus.</text:span></text:p>
          </table:table-cell>
        </table:table-row>
        <table:table-row table:style-name="TableLine94463217496992">
          <table:table-cell table:style-name="Tableau5.A2" office:value-type="string">
            <text:p text:style-name="P1"><text:bookmark text:name="page15R_mcid12"/><text:span text:style-name="T5">Puissance et énergie</text:span><text:line-break/><text:span text:style-name="T5">électriques.</text:span><text:bookmark text:name="page15R_mcid13"/><text:line-break/><text:span text:style-name="T5">Comportement énergétique d’un</text:span><text:line-break/><text:span text:style-name="T5">dipôle.</text:span><text:bookmark text:name="page15R_mcid14"/><text:line-break/><text:span text:style-name="T5">Loi d’Ohm. Effet Joule.</text:span></text:p>
          </table:table-cell>
          <table:table-cell table:style-name="Tableau5.B2" office:value-type="string">
            <text:p text:style-name="P1"><text:bookmark text:name="page15R_mcid15"/><text:span text:style-name="T4">-</text:span> <text:span text:style-name="T5">Analyser les</text:span> <text:span text:style-name="T5">transferts d’énergie dans un circuit électrique, à partir du signe de la puissance et de la convention choisie.</text:span><text:bookmark text:name="page15R_mcid16"/><text:line-break/><text:span text:style-name="T4">-</text:span> <text:span text:style-name="T5">Calculer la puissance moyenne et l’énergie électrique</text:span><text:line-break/><text:span text:style-name="T5">mises en jeu sur</text:span> <text:span text:style-name="T5">une durée donnée dans le cas d’un récepteur et d’un générateur électrique.</text:span><text:bookmark text:name="page15R_mcid17"/><text:line-break/><text:span text:style-name="T4">-</text:span> <text:span text:style-name="T5">Analyser le domaine de validité d’un modèle à partir d’un</text:span><text:line-break/><text:span text:style-name="T5">ensemble de mesures (dipôles passifs résistifs).</text:span><text:bookmark text:name="page15R_mcid18"/><text:line-break/><text:span text:style-name="T4">-</text:span> <text:span text:style-name="T5">Mesurer la puissance moyenne et</text:span> <text:span text:style-name="T5">l’énergie électrique</text:span><text:line-break/><text:span text:style-name="T5">transportée</text:span> <text:span text:style-name="T5">par une ligne électrique</text:span> <text:span text:style-name="T5">pendant</text:span> <text:span text:style-name="T5">une durée donnée.</text:span></text:p>
          </table:table-cell>
        </table:table-row>
        <table:table-row table:style-name="TableLine94463217497584">
          <table:table-cell table:style-name="Tableau5.A2" office:value-type="string">
            <text:p text:style-name="P3"><text:bookmark text:name="page15R_mcid20"/>Sécurité électrique.</text:p>
          </table:table-cell>
          <table:table-cell table:style-name="Tableau5.B2" office:value-type="string">
            <text:p text:style-name="P16">- <text:bookmark text:name="page15R_mcid21"/><text:span text:style-name="T5">Adopter</text:span> <text:span text:style-name="T5">un comportement responsable et respecter les règles de sécurité électriques lors des manipulations.</text:span></text:p>
          </table:table-cell>
        </table:table-row>
      </table:table>
      <text:p text:style-name="P12"><text:bookmark text:name="page17R_mcid6"/>Énergie interne</text:p>
      <table:table table:name="Tableau6" table:style-name="Tableau6">
        <table:table-column table:style-name="Tableau6.A"/>
        <table:table-column table:style-name="Tableau6.B"/>
        <table:table-row table:style-name="TableLine94463217498528">
          <table:table-cell table:style-name="Tableau6.A1" office:value-type="string">
            <text:p text:style-name="P3"><text:bookmark text:name="page17R_mcid10"/>Température.</text:p>
          </table:table-cell>
          <table:table-cell table:style-name="Tableau6.B1" office:value-type="string">
            <text:p text:style-name="P1"><text:bookmark text:name="page17R_mcid11"/><text:span text:style-name="T4">-</text:span> <text:span text:style-name="T5">Associer qualitativement la température d’un corps à l’agitation interne de</text:span> <text:span text:style-name="T5">ses constituants microscopiques.</text:span><text:bookmark text:name="page17R_mcid12"/><text:line-break/><text:span text:style-name="T4">-</text:span> <text:span text:style-name="T5">Citer les deux échelles de températures et les unités correspondantes (degré</text:span> <text:span text:style-name="T5">Celsius et kelvin).</text:span><text:bookmark text:name="page17R_mcid13"/><text:line-break/><text:span text:style-name="T4">-</text:span> <text:span text:style-name="T5">Convertir en kelvin, une température exprimée en degré Celsius et réciproquement.</text:span><text:bookmark text:name="page17R_mcid14"/><text:line-break/><text:span text:style-name="T4">-</text:span> <text:span text:style-name="T5">Citer plusieurs exemples de thermomètres et identifier leurs</text:span> <text:span text:style-name="T5">principes de fonctionnement.</text:span><text:bookmark text:name="page17R_mcid15"/><text:line-break/><text:span text:style-name="T4">-</text:span> <text:span text:style-name="T5">Mesurer</text:span> <text:span text:style-name="T5">des</text:span> <text:span text:style-name="T5">températures.</text:span></text:p>
          </table:table-cell>
        </table:table-row>
        <text:soft-page-break/>
        <table:table-row table:style-name="TableLine94463217378608">
          <table:table-cell table:style-name="Tableau6.A2" office:value-type="string">
            <text:p text:style-name="P1"><text:bookmark text:name="page17R_mcid17"/><text:span text:style-name="T5">Énergie interne d’un système.</text:span><text:bookmark text:name="page17R_mcid18"/><text:line-break/><text:span text:style-name="T5">Capacité thermique</text:span> <text:span text:style-name="T5">massique.</text:span><text:bookmark text:name="page17R_mcid19"/><text:line-break/><text:span text:style-name="T5">Énergie massique de changement d’état.</text:span><text:bookmark text:name="page17R_mcid20"/><text:bookmark text:name="page17R_mcid21"/><text:line-break/><text:span text:style-name="T5">Les différents modes de transferts thermiques</text:span> <text:span text:style-name="T5">: conduction, convection, rayonnement.</text:span></text:p>
          </table:table-cell>
          <table:table-cell table:style-name="Tableau6.B2" office:value-type="string">
            <text:p text:style-name="P1"><text:bookmark text:name="page17R_mcid22"/><text:span text:style-name="T4">-</text:span> <text:span text:style-name="T5">Relier l’énergie interne d’un système à des contributions</text:span><text:line-break/><text:span text:style-name="T5">d’origine microscopique (énergie cinétique et énergie</text:span><text:line-break/><text:span text:style-name="T5">potentielle d’interaction).</text:span><text:bookmark text:name="page17R_mcid23"/><text:line-break/><text:span text:style-name="T4">-</text:span> <text:span text:style-name="T5">Exprimer et calculer la variation d'énergie interne d'un</text:span><text:line-break/><text:span text:style-name="T5">solide ou d'un liquide lors</text:span> <text:span text:style-name="T5">d'une variation de température.</text:span><text:bookmark text:name="page17R_mcid24"/><text:line-break/><text:span text:style-name="T4">-</text:span> <text:span text:style-name="T5">Définir et exploiter la capacité thermique massique.</text:span><text:bookmark text:name="page17R_mcid25"/><text:line-break/><text:span text:style-name="T4">-</text:span> <text:span text:style-name="T5">Définir et exploiter l’énergie massique de changement</text:span><text:line-break/><text:span text:style-name="T5">d’état d’une</text:span> <text:span text:style-name="T5">espèce chimique.</text:span><text:bookmark text:name="page17R_mcid26"/><text:line-break/><text:span text:style-name="T4">-</text:span> <text:span text:style-name="T5">Prévoir le sens d'un transfert thermique entre deux</text:span><text:line-break/><text:span text:style-name="T5">systèmes pour déterminer leur état final.</text:span><text:bookmark text:name="page17R_mcid27"/><text:line-break/><text:span text:style-name="T4">-</text:span> <text:span text:style-name="T5">Décrire qualitativement les trois modes de transferts</text:span><text:line-break/><text:span text:style-name="T5">thermiques en citant des exemples.</text:span><text:bookmark text:name="page17R_mcid28"/><text:line-break/><text:span text:style-name="T4">-</text:span> <text:span text:style-name="T5">Réaliser expérimentalement le bilan thermique d’une</text:span><text:line-break/><text:span text:style-name="T5">enceinte en régime stationnaire.</text:span></text:p>
          </table:table-cell>
        </table:table-row>
      </table:table>
      <text:p text:style-name="P13">Énergie mécanique</text:p>
      <table:table table:name="Tableau7" table:style-name="Tableau7">
        <table:table-column table:style-name="Tableau7.A"/>
        <table:table-column table:style-name="Tableau7.B"/>
        <table:table-row table:style-name="TableLine94463217530944">
          <table:table-cell table:style-name="Tableau7.A1" office:value-type="string">
            <text:p text:style-name="P16">Référentiels et trajectoires.</text:p>
            <text:p text:style-name="P16">Notion de solide.</text:p>
            <text:p text:style-name="P16">Mouvement de translation d’un</text:p>
            <text:p text:style-name="P16">solide.</text:p>
          </table:table-cell>
          <table:table-cell table:style-name="Tableau7.B1" office:value-type="string">
            <text:p text:style-name="P16">- Choisir un référentiel et caractériser un mouvement par rapport à celui-ci.</text:p>
            <text:p text:style-name="P16">- Distinguer différents types de translation.</text:p>
            <text:p text:style-name="P16">- Comparer les trajectoires des différents points d’un solide</text:p>
            <text:p text:style-name="P16">en translation.</text:p>
            <text:p text:style-name="P16">- Assimiler le mouvement d’un solide en translation à celui</text:p>
            <text:p text:style-name="P16">d’un point matériel (centre de masse) concentrant toute</text:p>
            <text:p text:style-name="P16">sa masse.</text:p>
          </table:table-cell>
        </table:table-row>
        <table:table-row table:style-name="TableLine94463217270448">
          <table:table-cell table:style-name="Tableau7.A2" office:value-type="string">
            <text:p text:style-name="P16">Mouvement rectiligne : vitesse</text:p>
            <text:p text:style-name="P16">moyenne. </text:p>
            <text:p text:style-name="P16">Vitesse.</text:p>
            <text:p text:style-name="P16">Accélération.</text:p>
          </table:table-cell>
          <table:table-cell table:style-name="Tableau7.B2" office:value-type="string">
            <text:p text:style-name="P18">- Écrire et exploiter la relation entre distance parcourue, durée du parcours et vitesse moyenne pour un point en</text:p>
            <text:p text:style-name="P18">mouvement rectiligne.</text:p>
            <text:p text:style-name="P18">- Dans le cas d’un mouvement rectiligne, définir la vitesse</text:p>
            <text:p text:style-name="P18">comme la limite de la vitesse moyenne pour un intervalle</text:p>
            <text:p text:style-name="P18">de temps infiniment petit.</text:p>
            <text:p text:style-name="P18">- Dans le cas d’un mouvement rectiligne, définir la vitesse</text:p>
            <text:p text:style-name="P18">comme la dérivée par rapport au temps de la position</text:p>
            <text:p text:style-name="P18">𝑥(𝑡) et l’accélération comme la dérivée par <text:soft-page-break/>rapport au</text:p>
            <text:p text:style-name="P18">temps de la vitesse.</text:p>
            <text:p text:style-name="P18">- Mesurer des vitesses et accélérations dans le cas d’un</text:p>
            <text:p text:style-name="P18">mouvement rectiligne.</text:p>
          </table:table-cell>
        </table:table-row>
        <table:table-row table:style-name="TableLine94463217271728">
          <table:table-cell table:style-name="Tableau7.A2" office:value-type="string">
            <text:p text:style-name="P16">Actions de contact et actions à</text:p>
            <text:p text:style-name="P16">distance.</text:p>
            <text:p text:style-name="P16">Exemples de forces s’exerçant</text:p>
            <text:p text:style-name="P16">sur un objet :</text:p>
            <text:p text:style-name="P16">- poids ;</text:p>
            <text:p text:style-name="P16">- force exercée par un</text:p>
            <text:p text:style-name="P16">support ;</text:p>
            <text:p text:style-name="P16">- force élastique ;</text:p>
            <text:p text:style-name="P16">- force de frottement fluide.</text:p>
            <text:p text:style-name="P16">Résultante des forces</text:p>
            <text:p text:style-name="P16">appliquées à un solide.</text:p>
          </table:table-cell>
          <table:table-cell table:style-name="Tableau7.B2" office:value-type="string">
            <text:p text:style-name="P16">- Exploiter la représentation d’une force s’exerçant en un</text:p>
            <text:p text:style-name="P16">point par un vecteur : direction, sens et norme.</text:p>
            <text:p text:style-name="P16">- Identifier, inventorier, caractériser et modéliser par des</text:p>
            <text:p text:style-name="P16">forces, les actions mécaniques s’exerçant sur un solide.</text:p>
            <text:p text:style-name="P16">- Effectuer un bilan quantitatif de forces pour un solide à</text:p>
            <text:p text:style-name="P16">l’équilibre ou en translation rectiligne uniforme.</text:p>
          </table:table-cell>
        </table:table-row>
        <table:table-row table:style-name="TableLine94463217378960">
          <table:table-cell table:style-name="Tableau7.A2" office:value-type="string">
            <text:p text:style-name="P19">Travail d’une force.</text:p>
            <text:p text:style-name="P19"/>
            <text:p text:style-name="P19">Énergie cinétique d’un solide en -</text:p>
            <text:p text:style-name="P19">mouvement de translation.</text:p>
            <text:p text:style-name="P19"/>
            <text:p text:style-name="P19">Transfert d’énergie par travail</text:p>
            <text:p text:style-name="P19">mécanique.</text:p>
            <text:p text:style-name="P19">Puissance moyenne.</text:p>
            <text:p text:style-name="P19"/>
            <text:p text:style-name="P19"><text:span text:style-name="T9">É</text:span>nergie potentielle associée à</text:p>
            <text:p text:style-name="P19">une force conservative ;</text:p>
            <text:p text:style-name="P19">exemple des énergies</text:p>
            <text:p text:style-name="P19">potentielles de pesanteur et</text:p>
            <text:p text:style-name="P19">élastique.</text:p>
            <text:p text:style-name="P19"/>
            <text:p text:style-name="P19">Énergie mécanique.</text:p>
            <text:p text:style-name="P19">Gain ou dissipation d’énergie</text:p>
            <text:p text:style-name="P19">mécanique.</text:p>
          </table:table-cell>
          <table:table-cell table:style-name="Tableau7.B2" office:value-type="string">
            <text:p text:style-name="P20">- Écrire et exploiter l’expression du travail d’une force constante.</text:p>
            <text:p text:style-name="P16"/>
            <text:p text:style-name="P21">- Écrire et exploiter la relation de définition de l’énergie cinétique d’un solide en translation.</text:p>
            <text:p text:style-name="P16"/>
            <text:p text:style-name="P21">- Relier une modification de l’énergie cinétique d’un solide</text:p>
            <text:p text:style-name="P21">en translation rectiligne à la nature de son mouvement (accéléré ou décéléré).</text:p>
            <text:p text:style-name="P21"/>
            <text:p text:style-name="P21">- Associer une variation d’énergie cinétique d’un solide en</text:p>
            <text:p text:style-name="P21">translation au travail des forces appliquées.</text:p>
            <text:p text:style-name="P21"/>
            <text:p text:style-name="P21">- Citer et exploiter la relation entre travail et puissance moyenne.</text:p>
            <text:p text:style-name="P21"/>
            <text:p text:style-name="P21">- Déterminer la puissance moyenne nécessaire pour modifier la valeur d’une vitesse pendant une durée donnée.</text:p>
            <text:p text:style-name="P21"/>
            <text:p text:style-name="P21">-Exprimer et évaluer l’énergie mécanique d’un solide en translation.</text:p>
            <text:p text:style-name="P21"/>
            <text:p text:style-name="P21">- Analyser des variations de vitesse d’un solide en translation en termes d’échanges entre énergie cinétique et énergie potentielle (de pesanteur ou élastique).</text:p>
            <text:p text:style-name="P21"/>
            <text:p text:style-name="P21"><text:soft-page-break/>-Analyser le mouvement d’un solide en translation en termes de conservation et de non-conservation de l’énergie mécanique.</text:p>
            <text:p text:style-name="P21"/>
            <text:p text:style-name="P21">- Estimer la puissance moyenne nécessaire pour maintenir constante la vitesse d’un solide en translation, en présence de frottements.</text:p>
            <text:p text:style-name="P21"/>
            <text:p text:style-name="P16">- Étudier l’évolution des énergies cinétique, potentielle et mécanique d’un solide en mouvement de translation</text:p>
            <text:p text:style-name="P16">rectiligne.</text:p>
          </table:table-cell>
        </table:table-row>
      </table:table>
      <text:p text:style-name="P12"/>
      <text:p text:style-name="P12">Énergie transportée par la lumière</text:p>
      <table:table table:name="Tableau8" table:style-name="Tableau8">
        <table:table-column table:style-name="Tableau8.A"/>
        <table:table-column table:style-name="Tableau8.B"/>
        <table:table-row table:style-name="TableLine94463217567520">
          <table:table-cell table:style-name="Tableau8.A1" office:value-type="string">
            <text:p text:style-name="P16">Puissance transportée par la</text:p>
            <text:p text:style-name="P16">lumière, irradiance.</text:p>
            <text:p text:style-name="P16"/>
            <text:p text:style-name="P16">Lumière émise par un laser.</text:p>
            <text:p text:style-name="P16">Protection contre les risques associés à l’utilisation d’un laser.</text:p>
          </table:table-cell>
          <table:table-cell table:style-name="Tableau8.B1" office:value-type="string">
            <text:p text:style-name="P16">- Utiliser un appareil pour déterminer ou mesurer une irradiance (ou éclairement énergétique, en W.m -2 ) : pyranomètre, solarimètre, etc.</text:p>
            <text:p text:style-name="P16">- Calculer la puissance reçue par une surface, l’irradiance du rayonnement étant donnée.</text:p>
            <text:p text:style-name="P16">- Citer les principales caractéristiques de la lumière émise par un laser. - Estimer l’irradiance d’un laser, la puissance émise étant connue, pour conclure sur ses domaines d’utilisation et les mesures de protection associées.</text:p>
          </table:table-cell>
        </table:table-row>
        <table:table-row table:style-name="TableLine94463217574720">
          <table:table-cell table:style-name="Tableau8.A2" office:value-type="string">
            <text:p text:style-name="P16">Conversion photovoltaïque.</text:p>
          </table:table-cell>
          <table:table-cell table:style-name="Tableau8.B2" office:value-type="string">
            <text:p text:style-name="P16">- Effectuer expérimentalement le bilan énergétique et déterminer le rendement d’un panneau photovoltaïque.</text:p>
          </table:table-cell>
        </table:table-row>
      </table:table>
      <text:p text:style-name="P12"/>
      <text:p text:style-name="P12"/>
      <text:p text:style-name="P29">Matière et matériaux</text:p>
      <text:p text:style-name="P12">Propriétés des matériaux et organisation de la matière</text:p>
      <table:table table:name="Tableau9" table:style-name="Tableau9">
        <table:table-column table:style-name="Tableau9.A"/>
        <table:table-column table:style-name="Tableau9.B"/>
        <table:table-row table:style-name="TableLine94463217577408">
          <table:table-cell table:style-name="Tableau9.A1" office:value-type="string">
            <text:p text:style-name="P22">Famille de matériaux : matériaux métalliques, organiques, minéraux, composites.</text:p>
          </table:table-cell>
          <table:table-cell table:style-name="Tableau9.B1" office:value-type="string">
            <text:p text:style-name="P16"><text:s/>- Citer des métaux et alliages usuels et quelques exemples de matériaux organiques, minéraux et composites.</text:p>
            <text:p text:style-name="P16">- Conduire des tests permettant de distinguer et d’identifier des matériaux à partir de banques de données (densités,</text:p>
            <text:p text:style-name="P16">aspects, combustions, corrosions, etc.).</text:p>
          </table:table-cell>
        </table:table-row>
        <table:table-row table:style-name="TableLine94463217604336">
          <table:table-cell table:style-name="Tableau9.A2" office:value-type="string">
            <text:p text:style-name="P16">Propriétés des matériaux :</text:p>
            <text:p text:style-name="P16">électriques, thermiques,</text:p>
            <text:p text:style-name="P16">mécaniques, optiques,</text:p>
            <text:p text:style-name="P16">magnétiques et chimiques.</text:p>
            <text:p text:style-name="P16">Cycle de vie d’un matériau.</text:p>
          </table:table-cell>
          <table:table-cell table:style-name="Tableau9.B2" office:value-type="string">
            <text:p text:style-name="P16">- Choisir, à partir d’un cahier des charges, des matériaux</text:p>
            <text:p text:style-name="P16">en fonction de propriétés physiques attendues :</text:p>
            <text:p text:style-name="P16">électriques, thermiques, mécaniques, optiques et</text:p>
            <text:p text:style-name="P16">magnétiques.</text:p>
            <text:p text:style-name="P16">- Déterminer ou mesurer quelques caractéristiques</text:p>
            <text:p text:style-name="P16">physiques de matériaux (résistivité électrique, résistance</text:p>
            <text:p text:style-name="P16">thermique surfacique, indice de réfraction, etc.).</text:p>
            <text:p text:style-name="P16">- Rechercher, extraire et exploiter des informations</text:p>
            <text:p text:style-name="P16">relatives à la production industrielle, l’utilisation et le</text:p>
            <text:p text:style-name="P16">recyclage de quelques matériaux usuels.</text:p>
          </table:table-cell>
        </table:table-row>
        <table:table-row table:style-name="TableLine94463217605984">
          <table:table-cell table:style-name="Tableau9.A2" office:value-type="string">
            <text:p text:style-name="P16">Schéma de Lewis de molécules</text:p>
            <text:p text:style-name="P16">et d’ions polyatomiques usuels.</text:p>
            <text:p text:style-name="P16">Molécules et macromolécules</text:p>
            <text:p text:style-name="P16">organiques.</text:p>
          </table:table-cell>
          <table:table-cell table:style-name="Tableau9.B2" office:value-type="string">
            <text:p text:style-name="P16">- Établir les schémas de Lewis de l’eau, du dioxygène, du</text:p>
            <text:p text:style-name="P16">dioxyde de carbone et du chlorure d’hydrogène.</text:p>
            <text:p text:style-name="P16">- Reconnaître une molécule et une macromolécule</text:p>
            <text:p text:style-name="P16">organique. Passer des formules développées aux</text:p>
            <text:p text:style-name="P16">formules semi-développées et aux formules brutes.</text:p>
            <text:p text:style-name="P16">- Reconnaître les groupes caractéristiques des fonctions</text:p>
            <text:p text:style-name="P16">alcool et acide carboxylique.</text:p>
          </table:table-cell>
        </table:table-row>
        <table:table-row table:style-name="TableLine94463217606624">
          <table:table-cell table:style-name="Tableau9.A2" office:value-type="string">
            <text:p text:style-name="P16">Masses molaires atomique et</text:p>
            <text:p text:style-name="P16">moléculaire.</text:p>
            <text:p text:style-name="P16">Concentration d’un soluté (en</text:p>
            <text:p text:style-name="P16">g.L -1 ou en mol.L -1 )</text:p>
          </table:table-cell>
          <table:table-cell table:style-name="Tableau9.B2" office:value-type="string">
            <text:p text:style-name="P16">- Calculer une masse molaire moléculaire à partir des</text:p>
            <text:p text:style-name="P16">masses molaires atomiques des éléments qui composent</text:p>
            <text:p text:style-name="P16">la molécule.</text:p>
            <text:p text:style-name="P16">- Déterminer une concentration d’un soluté dans une</text:p>
            <text:p text:style-name="P16">solution à partir du protocole de préparation de celle-ci</text:p>
            <text:p text:style-name="P16">ou à partir de mesures expérimentales.</text:p>
            <text:p text:style-name="P16"><text:soft-page-break/>- Réaliser une solution de concentration donnée par</text:p>
            <text:p text:style-name="P16">dilution ou dissolution d’un soluté.</text:p>
          </table:table-cell>
        </table:table-row>
        <table:table-row table:style-name="TableLine94463217607424">
          <table:table-cell table:style-name="Tableau9.A2" office:value-type="string">
            <text:p text:style-name="P23">Règlement CLP (Classification, Labelling, Packaging) européen. </text:p>
          </table:table-cell>
          <table:table-cell table:style-name="Tableau9.B2" office:value-type="string">
            <text:p text:style-name="P16"><text:s/>- Adapter son attitude en fonction des pictogrammes des produits utilisés et aux consignes de sécurités correspondantes.</text:p>
          </table:table-cell>
        </table:table-row>
      </table:table>
      <text:p text:style-name="P12"/>
      <text:p text:style-name="P14">Combustion</text:p>
      <table:table table:name="Tableau10" table:style-name="Tableau10">
        <table:table-column table:style-name="Tableau10.A"/>
        <table:table-column table:style-name="Tableau10.B"/>
        <table:table-row table:style-name="TableLine94463217608848">
          <table:table-cell table:style-name="Tableau10.A1" office:value-type="string">
            <text:p text:style-name="P25">Combustions, combustibles.</text:p>
            <text:p text:style-name="P25">Carburants, agro-carburants.</text:p>
          </table:table-cell>
          <table:table-cell table:style-name="Tableau10.B1" office:value-type="string">
            <text:p text:style-name="P25">- Citer des carburants fossiles et des agro-carburants usuels et connaître l’impact de leur utilisation sur l’environnement.</text:p>
            <text:p text:style-name="P25">- Identifier les produits d’une combustion complète pour établir l’équation de la réaction correspondante.</text:p>
            <text:p text:style-name="P25">- Écrire et exploiter l’équation chimique d’une réaction de</text:p>
            <text:p text:style-name="P25">combustion complète d’un hydrocarbure ou d’un « biocarburant » pour prévoir le réactif limitant et les quantités de matière des produits formés.</text:p>
            <text:p text:style-name="P25">- Écrire et exploiter une équation chimique de combustion incomplète pour un carburant donné, les produits étant indiqués.</text:p>
          </table:table-cell>
        </table:table-row>
        <table:table-row table:style-name="TableLine94463217618448">
          <table:table-cell table:style-name="Tableau10.A2" office:value-type="string">
            <text:p text:style-name="P26">Alcanes, alcènes, alcools.</text:p>
            <text:p text:style-name="P26"/>
            <text:p text:style-name="P26">Chaînes carbonées, groupes</text:p>
            <text:p text:style-name="P26">caractéristiques.</text:p>
          </table:table-cell>
          <table:table-cell table:style-name="Tableau10.B2" office:value-type="string">
            <text:p text:style-name="P25">- Identifier un alcane ou un alcène à partir de sa formule brute et de sa formule semi-développée.</text:p>
            <text:p text:style-name="P25">- Identifier le groupe caractéristique et la chaîne carbonée</text:p>
            <text:p text:style-name="P25">d’un alcool à partir de sa formule semi-développée.</text:p>
          </table:table-cell>
        </table:table-row>
      </table:table>
      <text:p text:style-name="P14"/>
      <text:p text:style-name="P14"/>
      <text:p text:style-name="P14"/>
      <text:p text:style-name="P15">Oxydo Réduction</text:p>
      <table:table table:name="Tableau11" table:style-name="Tableau11">
        <table:table-column table:style-name="Tableau11.A"/>
        <table:table-column table:style-name="Tableau11.B"/>
        <table:table-row table:style-name="TableLine94463217621392">
          <table:table-cell table:style-name="Tableau11.A1" office:value-type="string">
            <text:p text:style-name="P24">Transfert d’électrons lors d’une</text:p>
            <text:p text:style-name="P24">transformation chimique ;</text:p>
            <text:p text:style-name="P24">réactions d’oxydo-réduction.</text:p>
          </table:table-cell>
          <table:table-cell table:style-name="Tableau11.B1" office:value-type="string">
            <text:p text:style-name="P24">- À partir d’expériences ou de données expérimentales, <text:span text:style-name="T10">I</text:span>dentifier un transfert d’électrons entre des espèces</text:p>
            <text:p text:style-name="P24">chimiques et en déduire la réaction d’oxydo-réduction modélisant la transformation.</text:p>
            <text:p text:style-name="P24">- Définir et distinguer un oxydant, un réducteur, une oxydation, une réduction et un couple oxydant/réducteur.</text:p>
            <text:p text:style-name="P24">- Écrire une demi-équation électronique, le couple oxydant/réducteur étant donné.</text:p>
            <text:p text:style-name="P24">- Écrire l’équation d’une réaction d’oxydoréduction, les deux couples oxydant/réducteur étant donnés.</text:p>
          </table:table-cell>
        </table:table-row>
        <table:table-row table:style-name="TableLine94463217635664">
          <table:table-cell table:style-name="Tableau11.A2" office:value-type="string">
            <text:p text:style-name="P24">Corrosion des matériaux.<text:soft-page-break/></text:p>
            <text:p text:style-name="P24">Aciers inoxydables, métaux</text:p>
            <text:p text:style-name="P24">nobles.</text:p>
            <text:p text:style-name="P24">Protection contre la corrosion.</text:p>
          </table:table-cell>
          <table:table-cell table:style-name="Tableau11.B2" office:value-type="string">
            <text:p text:style-name="P24">- Exploiter l’équation d’une réaction <text:soft-page-break/>d’oxydo-réduction pour analyser une situation de corrosion d’un matériau.</text:p>
            <text:p text:style-name="P24">- Citer des métaux ou des alliages résistants à la corrosion.</text:p>
            <text:p text:style-name="P24">- Citer et interpréter des méthodes de protection contre la</text:p>
            <text:p text:style-name="P24">corrosion.</text:p>
          </table:table-cell>
        </table:table-row>
        <table:table-row table:style-name="TableLine94463217637056">
          <table:table-cell table:style-name="Tableau11.A2" office:value-type="string">
            <text:p text:style-name="P27">Piles</text:p>
          </table:table-cell>
          <table:table-cell table:style-name="Tableau11.B2" office:value-type="string">
            <text:p text:style-name="P24">- Analyser le fonctionnement d’une pile en termes de transfert d’électrons et de réaction d’oxydo-réduction.</text:p>
            <text:p text:style-name="P24">- Étudier le fonctionnement d’une pile.</text:p>
          </table:table-cell>
        </table:table-row>
      </table:table>
      <text:p text:style-name="P15"/>
      <text:p text:style-name="P31">Ondes et Informations</text:p>
      <text:p text:style-name="P32">Thème 1. <text:s/></text:p>
      <text:p text:style-name="P7">Chapitre 1. <text:span text:style-name="T11">Mesures et Incertitudes</text:span></text:p>
      <text:p text:style-name="P5">Éléments du programme travaillés :</text:p>
      <table:table table:name="Tableau1" table:style-name="Tableau1">
        <table:table-column table:style-name="Tableau1.A"/>
        <table:table-column table:style-name="Tableau1.B"/>
        <table:table-row table:style-name="TableLine94463217639840">
          <table:table-cell table:style-name="Tableau1.A1" office:value-type="string">
            <text:p text:style-name="P28">Notions et contenu</text:p>
          </table:table-cell>
          <table:table-cell table:style-name="Tableau1.B1" office:value-type="string">
            <text:p text:style-name="P28">Capacités exigibles</text:p>
          </table:table-cell>
        </table:table-row>
        <table:table-row table:style-name="TableLine94463217681680">
          <table:table-cell table:style-name="Tableau1.A2" office:value-type="string">
            <text:p text:style-name="P28">Grandeurs et unités.</text:p>
            <text:p text:style-name="P28">Système international d’unités.</text:p>
          </table:table-cell>
          <table:table-cell table:style-name="Tableau1.B2" office:value-type="string">
            <text:p text:style-name="P28">- Distinguer les notions de grandeur, valeur et unité.</text:p>
            <text:p text:style-name="P28">- Citer les sept unités de base du système international.</text:p>
          </table:table-cell>
        </table:table-row>
        <table:table-row table:style-name="TableLine94463217682784">
          <table:table-cell table:style-name="Tableau1.A2" office:value-type="string">
            <text:p text:style-name="P28">Sources d’erreurs.</text:p>
            <text:p text:style-name="P28"/>
            <text:p text:style-name="P28">Variabilité de la mesure d’une grandeur physique.</text:p>
            <text:p text:style-name="P28"/>
            <text:p text:style-name="P28">Justesse et fidélité.</text:p>
            <text:p text:style-name="P28"/>
            <text:p text:style-name="P28">Dispersion des mesures, incertitude-type sur une série de mesures.</text:p>
            <text:p text:style-name="P28"/>
            <text:p text:style-name="P28">Écriture d’un résultat.</text:p>
            <text:p text:style-name="P28"/>
            <text:p text:style-name="P28">Valeur de référence.</text:p>
          </table:table-cell>
          <table:table-cell table:style-name="Tableau1.B2" office:value-type="string">
            <text:p text:style-name="P28">- Identifier les principales sources d’erreurs lors <text:span text:style-name="T3">d’une mesure</text:span></text:p>
            <text:p text:style-name="P9"><text:bookmark text:name="page9R_mcid201"/><text:span text:style-name="T4">-</text:span> <text:span text:style-name="T5">Exploiter des</text:span> <text:span text:style-name="T5">séries de mesures indépendantes (histogramme, moyenne et écart-type) pour comparer plusieurs méthodes de mesure d’une grandeur physique, en termes de justesse et de fidélité.</text:span><text:bookmark text:name="page9R_mcid211"/><text:line-break/><text:span text:style-name="T4">-</text:span> <text:span text:style-name="T5">Procéder à une évaluation</text:span> <text:span text:style-name="T5">par une approche statistique (type A) d’une incertitude-type.</text:span><text:bookmark text:name="page9R_mcid221"/><text:line-break/><text:span text:style-name="T4">-</text:span> <text:span text:style-name="T5">Estimer une incertitude-type sur une mesure unique.</text:span><text:bookmark text:name="page9R_mcid231"/><text:line-break/><text:span text:style-name="T4">-</text:span> <text:span text:style-name="T5">Exprimer un résultat de mesure avec le nombre de chiffres significatifs adaptés et l’incertitude-type associée</text:span> <text:span text:style-name="T5">et en indiquant l’unité correspondante.</text:span><text:bookmark text:name="page9R_mcid241"/><text:line-break/><text:span text:style-name="T4">-</text:span> <text:span text:style-name="T5">Discuter de la validité d’un résultat en</text:span> <text:span text:style-name="T5">comparant</text:span> <text:span text:style-name="T5">la différence entre le résultat d’une mesure et la valeur de référence</text:span> <text:span text:style-name="T5">d’une part et</text:span> <text:span text:style-name="T5">l’incertitude-type d’autre part.</text:span></text:p>
          </table:table-cell>
        </table:table-row>
      </table:table>
      <text:p text:style-name="P6"/>
      <text:p text:style-name="P7">Exemples d’activités : </text:p>
      <text:list xml:id="list897062988" text:style-name="L1">
        <text:list-item>
          <text:p text:style-name="P34">Remise à niveau</text:p>
        </text:list-item>
      </text:list>
      <text:p text:style-name="P10">Écriture scientifique, Analyse dimensionnelle, Calcul littéral et Équation, Conversions, Résultat d’un calcul. Grandeurs et unités. Système international d’unités.</text:p>
      <text:p text:style-name="P8">(Précision mesure ; verrerie labo ; effectuer des mesures)</text:p>
      <text:list xml:id="list100050106615983" text:continue-numbering="true" text:style-name="L1">
        <text:list-item>
          <text:p text:style-name="P36">Pour aller plus loin</text:p>
        </text:list-item>
      </text:list>
      <text:p text:style-name="P53">Sources d’erreurs.</text:p>
      <text:p text:style-name="P16">Variabilité de la mesure d’une grandeur physique.</text:p>
      <text:p text:style-name="P53">Dispersion des mesures, incertitude-type sur une série de mesures.</text:p>
      <text:p text:style-name="P53">Justesse et fidélité.</text:p>
      <text:p text:style-name="P54">Valeur de référence.</text:p>
      <text:p text:style-name="P35"/>
      <text:p text:style-name="P51"><text:span text:style-name="T12">Chapitre </text:span><text:span text:style-name="T14">2</text:span><text:span text:style-name="T12">. </text:span></text:p>
      <text:p text:style-name="P38">Éléments du programme travaillés :</text:p>
      <table:table table:name="Tableau12" table:style-name="Tableau12">
        <table:table-column table:style-name="Tableau12.A"/>
        <table:table-column table:style-name="Tableau12.B"/>
        <table:table-row table:style-name="TableLine94463257047664">
          <table:table-cell table:style-name="Tableau12.A1" office:value-type="string">
            <text:p text:style-name="P40">Formes d’énergie.</text:p>
          </table:table-cell>
          <table:table-cell table:style-name="Tableau12.B1" office:value-type="string">
            <text:p text:style-name="P41"><text:span text:style-name="T4">-</text:span> <text:span text:style-name="T5">Citer les différentes formes d’énergie utilisées dans les domaines de la vie courante, de la production et des services.</text:span><text:bookmark text:name="page11R_mcid71"/><text:line-break/><text:span text:style-name="T4">-</text:span> <text:span text:style-name="T5">Distinguer les formes d’énergie</text:span> <text:span text:style-name="T5">des différentes sources d’énergie associées.</text:span></text:p>
          </table:table-cell>
        </table:table-row>
        <table:table-row table:style-name="TableLine94463256200000">
          <table:table-cell table:style-name="Tableau12.A2" office:value-type="string">
            <text:p text:style-name="P40">Énergie et puissance.</text:p>
          </table:table-cell>
          <table:table-cell table:style-name="Tableau12.B2" office:value-type="string">
            <text:p text:style-name="P41"><text:span text:style-name="T4">-</text:span> <text:span text:style-name="T5">Énoncer et exploiter la relation entre puissance, énergie et durée.</text:span><text:bookmark text:name="page11R_mcid111"/><text:line-break/><text:span text:style-name="T4">-</text:span> <text:span text:style-name="T5">Évaluer et</text:span> <text:span text:style-name="T5">citer</text:span> <text:span text:style-name="T5">des ordres de grandeur des puissances mises en jeu dans les secteurs de</text:span> <text:span text:style-name="T5">l’énergie, de</text:span> <text:span text:style-name="T5">l’habitat, des transports, des communications, etc.</text:span></text:p>
          </table:table-cell>
        </table:table-row>
        <table:table-row table:style-name="TableLine94463258474992">
          <table:table-cell table:style-name="Tableau12.A2" office:value-type="string">
            <text:p text:style-name="P41"><text:span text:style-name="T5">Les conversions et les chaînes</text:span><text:line-break/><text:span text:style-name="T5">énergétiques.</text:span><text:bookmark text:name="page11R_mcid141"/><text:line-break/><text:span text:style-name="T5">Stockage de l’énergie.</text:span></text:p>
          </table:table-cell>
          <table:table-cell table:style-name="Tableau12.B2" office:value-type="string">
            <text:p text:style-name="P41"><text:span text:style-name="T4">-</text:span> <text:span text:style-name="T5">Identifier les principales conversions d’énergie</text:span> <text:span text:style-name="T5">:</text:span><text:line-break/><text:span text:style-name="T5">électromécanique, photoélectrique, électrochimique, thermodynamique (conversions réalisées par une machine thermique),</text:span> <text:span text:style-name="T5">etc.</text:span><text:bookmark text:name="page11R_mcid161"/><text:line-break/><text:span text:style-name="T4">-</text:span> <text:span text:style-name="T5">Schématiser une chaîne énergétique ou une conversion d’énergie en distinguant formes d’énergie, sources d’énergie et convertisseurs.</text:span><text:bookmark text:name="page11R_mcid171"/><text:line-break/><text:span text:style-name="T4">-</text:span> <text:span text:style-name="T5">Évaluer ou mesurer une quantité d’énergie transférée, convertie ou stockée.</text:span></text:p>
          </table:table-cell>
        </table:table-row>
        <table:table-row table:style-name="TableLine94463257833328">
          <table:table-cell table:style-name="Tableau12.A2" office:value-type="string">
            <text:p text:style-name="P55"><text:span text:style-name="T8">P</text:span><text:bookmark text:name="page11R_mcid191"/><text:span text:style-name="T5">rincipe de la conservation de</text:span><text:line-break/><text:span text:style-name="T5">l’énergie. Rendement</text:span></text:p>
          </table:table-cell>
          <table:table-cell table:style-name="Tableau12.B2" office:value-type="string">
            <text:p text:style-name="P41"><text:span text:style-name="T4">-</text:span> <text:span text:style-name="T5">Énoncer le principe de conservation de l’énergie pour un système isolé.</text:span><text:bookmark text:name="page11R_mcid211"/><text:line-break/><text:span text:style-name="T4">-</text:span> <text:span text:style-name="T5">Exploiter le principe de conservation de l’énergie pour réaliser un bilan énergétique et calculer un rendement pour une chaîne énergétique ou un convertisseur.</text:span><text:bookmark text:name="page11R_mcid221"/><text:line-break/><text:span text:style-name="T4">-</text:span> <text:span text:style-name="T5">Déterminer le rendement d’une chaîne énergétique ou d’un convertisseu</text:span><text:span text:style-name="T6">r</text:span></text:p>
          </table:table-cell>
        </table:table-row>
        <table:table-row table:style-name="TableLine94463260512944">
          <table:table-cell table:style-name="Tableau12.A2" office:value-type="string">
            <text:p text:style-name="P41"><text:span text:style-name="T5">Ressource d’énergie dite</text:span><text:line-break/><text:span text:style-name="T5">«</text:span> <text:span text:style-name="T5">renouvelable</text:span> <text:span text:style-name="T5">».</text:span></text:p>
          </table:table-cell>
          <table:table-cell table:style-name="Tableau12.B2" office:value-type="string">
            <text:p text:style-name="P41"><text:span text:style-name="T4">-</text:span> <text:span text:style-name="T5">Énoncer qu’une ressource d’énergie est qualifiée de «</text:span> <text:span text:style-name="T5">renouvelable</text:span> <text:span text:style-name="T5">»</text:span> <text:span text:style-name="T5">si son renouvellement naturel est assez rapide à l’échelle de temps d’une vie humaine.</text:span></text:p>
          </table:table-cell>
        </table:table-row>
      </table:table>
      <text:p text:style-name="P37">Exemples d’activités : </text:p>
      <text:list xml:id="list3389567841" text:style-name="L2">
        <text:list-item>
          <text:p text:style-name="P46"><text:span text:style-name="T16">L</text:span><text:span text:style-name="T15">es Formes d’énergies</text:span></text:p>
        </text:list-item>
      </text:list>
      <text:p text:style-name="P42">- Citer les différentes formes d’énergie utilisées dans les domaines de la vie courante, de la production et des services.</text:p>
      <text:p text:style-name="P42">- Distinguer les formes d’énergie des différentes sources d’énergie associées.</text:p>
      <text:list xml:id="list100051289092424" text:continue-numbering="true" text:style-name="L2">
        <text:list-item>
          <text:p text:style-name="P47"><text:span text:style-name="T16">É</text:span><text:span text:style-name="T15">nergie et puissance</text:span></text:p>
        </text:list-item>
      </text:list>
      <text:p text:style-name="P42">- Énoncer et exploiter la relation entre puissance, énergie et durée.</text:p>
      <text:p text:style-name="P42">- Évaluer et citer des ordres de grandeur des puissances mises en jeu dans les secteurs de l’énergie, de l’habitat, des transports, des communications, etc.</text:p>
      <text:list xml:id="list100051900461445" text:continue-numbering="true" text:style-name="L2">
        <text:list-item>
          <text:p text:style-name="P48"><text:span text:style-name="T16">C</text:span><text:span text:style-name="T15">onversions énergétiques.</text:span></text:p>
        </text:list-item>
      </text:list>
      <text:p text:style-name="P43">- Identifier les principales conversions d’énergie :<text:line-break/>électromécanique, photoélectrique, électrochimique, thermodynamique (conversions réalisées par une machine thermique), etc.<text:bookmark text:name="page11R_mcid1612"/><text:line-break/>- Schématiser une chaîne énergétique ou une conversion d’énergie en distinguant formes d’énergie, sources d’énergie et convertisseurs.<text:bookmark text:name="page11R_mcid1712"/><text:line-break/>- Évaluer ou mesurer une quantité d’énergie transférée, convertie ou stockée.</text:p>
      <text:list xml:id="list100051878047563" text:continue-numbering="true" text:style-name="L2">
        <text:list-item>
          <text:p text:style-name="P49"><text:span text:style-name="T16">C</text:span><text:span text:style-name="T15">onservation de l’énergie, </text:span><text:span text:style-name="T17">Rendement</text:span></text:p>
        </text:list-item>
      </text:list>
      <text:p text:style-name="P44">- Énoncer le principe de conservation de l’énergie pour un système isolé.<text:line-break/>- Exploiter le principe de conservation de l’énergie pour réaliser un bilan énergétique et calculer un rendement pour une chaîne énergétique ou un convertisseur.<text:bookmark text:name="page11R_mcid2213"/><text:line-break/>- Déterminer le rendement d’une chaîne énergétique ou d’un convertisseu<text:span text:style-name="T8">r</text:span></text:p>
      <text:p text:style-name="P44"/>
      <text:p text:style-name="P44"/>
      <text:list xml:id="list100051130626188" text:continue-numbering="true" text:style-name="L2">
        <text:list-item>
          <text:p text:style-name="P50"><text:soft-page-break/><text:span text:style-name="T16">É</text:span><text:span text:style-name="T15">nergie renouvelable</text:span></text:p>
        </text:list-item>
      </text:list>
      <text:p text:style-name="P39"><text:span text:style-name="T19"><text:s/>- Énoncer qu’une ressource d’énergie est qualifiée de « renouvelable » si son renouvellement naturel est assez rapide à l’échelle de temps d’une vie humaine.</text:span></text:p>
      <text:p text:style-name="P45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8.75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mont</meta:initial-creator>
    <meta:editing-cycles>347</meta:editing-cycles>
    <meta:creation-date>2020-08-30T13:10:00</meta:creation-date>
    <dc:date>2022-09-03T10:00:49.777803257</dc:date>
    <dc:language>fr</dc:language>
    <meta:editing-duration>P1DT24M41S</meta:editing-duration>
    <meta:generator>LibreOffice/6.4.7.2$Linux_X86_64 LibreOffice_project/40$Build-2</meta:generator>
    <meta:document-statistic meta:table-count="12" meta:image-count="0" meta:object-count="0" meta:page-count="14" meta:paragraph-count="265" meta:word-count="2772" meta:character-count="19486" meta:non-whitespace-character-count="169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